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4.7375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.0382in" fo:border="none" style:writing-mode="lr-tb"/>
    </style:style>
    <style:style style:name="Table1.B1" style:family="table-cell">
      <style:table-cell-properties style:vertical-align="top" fo:padding="0.0382in" fo:border-left="0.05pt solid #000000" fo:border-right="none" fo:border-top="none" fo:border-bottom="none" style:writing-mode="lr-tb"/>
    </style:style>
    <style:style style:name="Table1.5" style:family="table-row">
      <style:table-row-properties fo:background-color="transparent" fo:keep-together="always">
        <style:background-image/>
      </style:table-row-properties>
    </style:style>
    <style:style style:name="Table1.A5" style:family="table-cell">
      <style:table-cell-properties style:vertical-align="top" fo:background-color="transparent" fo:padding="0.0382in" fo:border="none" style:writing-mode="lr-tb">
        <style:background-image/>
      </style:table-cell-properties>
    </style:style>
    <style:style style:name="Table1.B5" style:family="table-cell">
      <style:table-cell-properties style:vertical-align="top" fo:background-color="transparent" fo:padding="0.0382in" fo:border-left="0.05pt solid #000000" fo:border-right="none" fo:border-top="none" fo:border-bottom="none" style:writing-mode="lr-tb">
        <style:background-image/>
      </style:table-cell-properties>
    </style:style>
    <style:style style:name="Table1.A27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8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Table1.A29" style:family="table-cell">
      <style:table-cell-properties style:vertical-align="top" fo:padding="0.0382in" fo:border-left="none" fo:border-right="0.05pt solid #000000" fo:border-top="none" fo:border-bottom="none" style:writing-mode="lr-tb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00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style="italic" style:font-name-asian="BAAAAA+TimesNewRomanPS-ItalicMT" style:font-size-asian="14pt" style:font-style-asian="italic" style:font-name-complex="BAAAAA+TimesNewRomanPS-ItalicMT" style:font-size-complex="14pt" style:font-style-complex="italic"/>
    </style:style>
    <style:style style:name="P5" style:family="paragraph" style:parent-style-name="Table_20_Contents">
      <style:paragraph-properties fo:text-align="end" style:justify-single-word="false" style:snap-to-layout-gri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 style:snap-to-layout-grid="false"/>
      <style:text-properties style:font-name="Arial Black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10pt" fo:font-style="italic" fo:font-weight="bold" style:font-name-asian="BAAAAA+TimesNewRomanPS-ItalicMT" style:font-size-asian="10pt" style:font-style-asian="italic" style:font-weight-asian="bold" style:font-name-complex="BAAAAA+TimesNewRomanPS-ItalicMT" style:font-size-complex="12pt" style:font-style-complex="italic" style:font-weight-complex="bold"/>
    </style:style>
    <style:style style:name="P9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fo:font-weight="normal" officeooo:paragraph-rsid="003303de" style:font-name-asian="BAAAAA+TimesNewRomanPS-ItalicMT" style:font-size-asian="8pt" style:font-style-asian="italic" style:font-weight-asian="normal" style:font-name-complex="BAAAAA+TimesNewRomanPS-ItalicMT" style:font-size-complex="12pt" style:font-style-complex="italic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2" style:family="paragraph" style:parent-style-name="Table_20_Contents">
      <style:paragraph-properties fo:text-align="end" style:justify-single-word="false" style:snap-to-layout-grid="false"/>
      <style:text-properties fo:color="#000000"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Verdana" fo:font-size="8pt" style:font-name-asian="BAAAAA+TimesNewRomanPS-ItalicMT" style:font-size-asian="8pt" style:font-name-complex="BAAAAA+TimesNewRomanPS-ItalicMT" style:font-size-complex="12pt"/>
    </style:style>
    <style:style style:name="P14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text-align="end" style:justify-single-word="false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style:font-name="Alfios" fo:font-size="11pt" fo:font-style="normal" officeooo:rsid="00374f5a" officeooo:paragraph-rsid="00374f5a" style:font-name-asian="BAAAAA+TimesNewRomanPS-ItalicMT" style:font-size-asian="11pt" style:font-style-asian="normal" style:font-name-complex="BAAAAA+TimesNewRomanPS-ItalicMT" style:font-size-complex="11pt" style:font-style-complex="normal"/>
    </style:style>
    <style:style style:name="P17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style:font-size-asian="10pt" style:font-style-asian="italic" style:font-size-complex="12pt" style:font-style-complex="italic"/>
    </style:style>
    <style:style style:name="P19" style:family="paragraph" style:parent-style-name="Table_20_Contents">
      <style:paragraph-properties fo:text-align="end" style:justify-single-word="false" style:snap-to-layout-grid="false"/>
      <style:text-properties style:font-name="Candara" fo:font-size="8pt" fo:font-style="italic" style:font-size-asian="8pt" style:font-style-asian="italic" style:font-size-complex="8pt" style:font-style-complex="italic"/>
    </style:style>
    <style:style style:name="P20" style:family="paragraph" style:parent-style-name="Table_20_Contents">
      <style:paragraph-properties fo:text-align="end" style:justify-single-word="false" style:snap-to-layout-grid="false"/>
      <style:text-properties style:font-name="Candara" fo:font-size="12pt" fo:font-style="italic" style:font-size-asian="12pt" style:font-style-asian="italic" style:font-size-complex="12pt" style:font-style-complex="italic"/>
    </style:style>
    <style:style style:name="P21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/>
    </style:style>
    <style:style style:name="P22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snap-to-layout-grid="false" style:writing-mode="lr-tb"/>
      <style:text-properties style:use-window-font-color="true" style:font-name="Candara" fo:font-size="10pt" fo:language="en" fo:country="US" fo:font-style="italic" style:letter-kerning="true" style:font-name-asian="DejaVu Sans1" style:font-size-asian="10pt" style:language-asian="zxx" style:country-asian="none" style:font-style-asian="italic" style:font-name-complex="DejaVu Sans1" style:font-size-complex="10pt" style:language-complex="zxx" style:country-complex="none" style:font-style-complex="italic" fo:hyphenate="false" fo:hyphenation-remain-char-count="2" fo:hyphenation-push-char-count="2"/>
    </style:style>
    <style:style style:name="P23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4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paragraph-rsid="003303de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5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23d47" officeooo:paragraph-rsid="00323d47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6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8pt" fo:language="en" fo:country="US" fo:font-style="italic" officeooo:rsid="00374f5a" officeooo:paragraph-rsid="00374f5a" style:letter-kerning="true" style:font-name-asian="BAAAAA+TimesNewRomanPS-ItalicMT" style:font-size-asian="8pt" style:language-asian="zxx" style:country-asian="none" style:font-style-asian="italic" style:font-name-complex="BAAAAA+TimesNewRomanPS-ItalicMT" style:font-size-complex="12pt" style:language-complex="zxx" style:country-complex="none" style:font-style-complex="italic" fo:hyphenate="false" fo:hyphenation-remain-char-count="2" fo:hyphenation-push-char-count="2"/>
    </style:style>
    <style:style style:name="P27" style:family="paragraph" style:parent-style-name="Table_20_Contents">
      <style:paragraph-properties fo:text-align="end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Candara" fo:font-size="10pt" fo:language="en" fo:country="US" fo:font-style="italic" fo:font-weight="bold" style:letter-kerning="true" style:font-name-asian="BAAAAA+TimesNewRomanPS-ItalicMT" style:font-size-asian="10pt" style:language-asian="zxx" style:country-asian="none" style:font-style-asian="italic" style:font-weight-asian="bold" style:font-name-complex="BAAAAA+TimesNewRomanPS-ItalicMT" style:font-size-complex="12pt" style:language-complex="zxx" style:country-complex="none" style:font-style-complex="italic" style:font-weight-complex="bold" fo:hyphenate="false" fo:hyphenation-remain-char-count="2" fo:hyphenation-push-char-count="2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Candara" fo:font-size="30pt" fo:font-style="normal" fo:font-weight="bold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start" style:justify-single-word="false" style:snap-to-layout-gri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32" style:family="paragraph" style:parent-style-name="Table_20_Contents">
      <style:paragraph-properties fo:text-align="end" style:justify-single-word="false" style:snap-to-layout-grid="false"/>
      <style:text-properties style:font-name="Candara" fo:font-size="10pt" fo:font-style="italic" officeooo:rsid="003a906d" officeooo:paragraph-rsid="003a906d" style:font-size-asian="10pt" style:font-style-asian="italic" style:font-size-complex="10pt" style:font-style-complex="italic"/>
    </style:style>
    <style:style style:name="P33" style:family="paragraph" style:parent-style-name="Table_20_Contents">
      <style:paragraph-properties fo:text-align="start" style:justify-single-word="false" style:snap-to-layout-grid="false"/>
      <style:text-properties fo:font-size="11pt" fo:font-style="italic" style:font-size-asian="11pt" style:font-style-asian="italic" style:font-size-complex="11pt" style:font-style-complex="italic"/>
    </style:style>
    <style:style style:name="P34" style:family="paragraph" style:parent-style-name="Table_20_Contents">
      <style:paragraph-properties fo:text-align="start" style:justify-single-wor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5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36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paragraph-rsid="0019740b" style:font-size-asian="10pt" style:font-style-asian="normal" style:font-size-complex="10pt" style:font-style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Alfios" fo:font-size="10pt" fo:font-style="normal" officeooo:paragraph-rsid="0013e67a" style:font-size-asian="10pt" style:font-style-asian="normal" style:font-size-complex="10pt" style:font-style-complex="normal"/>
    </style:style>
    <style:style style:name="P38" style:family="paragraph" style:parent-style-name="Table_20_Contents">
      <style:paragraph-properties fo:text-align="start" style:justify-single-word="false" style:snap-to-layout-grid="false"/>
      <style:text-properties style:font-name="Alfios" fo:font-size="10pt" fo:font-style="normal" officeooo:rsid="00323d47" officeooo:paragraph-rsid="0034c8ac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start" style:justify-single-word="false" style:snap-to-layout-grid="false"/>
      <style:text-properties fo:font-size="10pt" fo:font-style="italic" officeooo:paragraph-rsid="003a906d" style:font-size-asian="10pt" style:font-style-asian="italic" style:font-size-complex="10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3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291d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4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3100d5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5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2239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6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paragraph-rsid="00100c8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7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8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1da1f9" officeooo:paragraph-rsid="001da1f9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49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303de" officeooo:paragraph-rsid="003303de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50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374f5a" officeooo:paragraph-rsid="00374f5a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51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29cdb3" officeooo:paragraph-rsid="0029cdb3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52" style:family="paragraph" style:parent-style-name="Table_20_Contents">
      <style:paragraph-properties fo:text-align="start" style:justify-single-word="false" style:snap-to-layout-grid="false"/>
      <style:text-properties fo:color="#000000" style:font-name="Alfios" fo:font-size="10pt" fo:font-style="normal" officeooo:rsid="00213b77" officeooo:paragraph-rsid="00213b77" style:font-name-asian="BAAAAA+TimesNewRomanPS-ItalicMT" style:font-size-asian="10pt" style:font-style-asian="normal" style:font-name-complex="BAAAAA+TimesNewRomanPS-ItalicMT" style:font-size-complex="10pt" style:font-style-complex="normal"/>
    </style:style>
    <style:style style:name="P5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Alfios" fo:font-size="10pt" fo:font-style="normal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 fo:hyphenate="false" fo:hyphenation-remain-char-count="2" fo:hyphenation-push-char-count="2"/>
    </style:style>
    <style:style style:name="T1" style:family="text">
      <style:text-properties style:use-window-font-color="true" style:font-name="Alfios" fo:font-size="11pt" fo:language="en" fo:country="US" fo:font-style="normal" style:letter-kerning="true" style:font-name-asian="DejaVu Sans1" style:font-size-asian="11pt" style:language-asian="zxx" style:country-asian="none" style:font-style-asian="normal" style:font-name-complex="DejaVu Sans1" style:font-size-complex="11pt" style:language-complex="zxx" style:country-complex="none" style:font-style-complex="normal"/>
    </style:style>
    <style:style style:name="T2" style:family="text">
      <style:text-properties style:use-window-font-color="true" style:font-name="Alfios" fo:language="en" fo:country="US" fo:font-style="normal" style:letter-kerning="true" style:font-name-asian="DejaVu Sans1" style:language-asian="zxx" style:country-asian="none" style:font-style-asian="normal" style:font-name-complex="DejaVu Sans1" style:language-complex="zxx" style:country-complex="none" style:font-style-complex="normal"/>
    </style:style>
    <style:style style:name="T3" style:family="text">
      <style:text-properties style:use-window-font-color="true" style:font-name="Alfios" fo:font-size="10pt" fo:language="en" fo:country="US" fo:font-style="normal" style:letter-kerning="true" style:font-name-asian="DejaVu Sans1" style:font-size-asian="10pt" style:language-asian="zxx" style:country-asian="none" style:font-style-asian="normal" style:font-name-complex="DejaVu Sans1" style:font-size-complex="10pt" style:language-complex="zxx" style:country-complex="none" style:font-style-complex="normal"/>
    </style:style>
    <style:style style:name="T4" style:family="text">
      <style:text-properties officeooo:rsid="000a410c"/>
    </style:style>
    <style:style style:name="T5" style:family="text">
      <style:text-properties officeooo:rsid="000bd8a6"/>
    </style:style>
    <style:style style:name="T6" style:family="text">
      <style:text-properties officeooo:rsid="000c496d"/>
    </style:style>
    <style:style style:name="T7" style:family="text">
      <style:text-properties officeooo:rsid="000cfcde"/>
    </style:style>
    <style:style style:name="T8" style:family="text">
      <style:text-properties style:font-name="Alfios" fo:font-style="normal" style:font-style-asian="normal" style:font-style-complex="normal"/>
    </style:style>
    <style:style style:name="T9" style:family="text">
      <style:text-properties style:font-name="Alfios" fo:font-style="normal" officeooo:rsid="003a906d" style:font-style-asian="normal" style:font-style-complex="normal"/>
    </style:style>
    <style:style style:name="T10" style:family="text">
      <style:text-properties style:font-name="Alfios"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font-name="Candara" fo:font-size="8pt" fo:font-style="italic" style:font-name-asian="BAAAAA+TimesNewRomanPS-ItalicMT" style:font-size-asian="8pt" style:font-style-asian="italic" style:font-name-complex="BAAAAA+TimesNewRomanPS-ItalicMT" style:font-size-complex="12pt" style:font-style-complex="italic"/>
    </style:style>
    <style:style style:name="T12" style:family="text">
      <style:text-properties style:font-name="Candara" fo:font-style="italic" style:font-style-asian="italic" style:font-style-complex="italic"/>
    </style:style>
    <style:style style:name="T13" style:family="text">
      <style:text-properties officeooo:rsid="00100c89"/>
    </style:style>
    <style:style style:name="T14" style:family="text">
      <style:text-properties officeooo:rsid="00122399"/>
    </style:style>
    <style:style style:name="T15" style:family="text">
      <style:text-properties officeooo:rsid="0013e67a"/>
    </style:style>
    <style:style style:name="T16" style:family="text">
      <style:text-properties officeooo:rsid="00183fb3"/>
    </style:style>
    <style:style style:name="T17" style:family="text">
      <style:text-properties officeooo:rsid="0019740b"/>
    </style:style>
    <style:style style:name="T18" style:family="text">
      <style:text-properties officeooo:rsid="001a4705"/>
    </style:style>
    <style:style style:name="T19" style:family="text">
      <style:text-properties officeooo:rsid="001bf3e7"/>
    </style:style>
    <style:style style:name="T20" style:family="text">
      <style:text-properties officeooo:rsid="0020323c"/>
    </style:style>
    <style:style style:name="T21" style:family="text">
      <style:text-properties officeooo:rsid="0026fe74"/>
    </style:style>
    <style:style style:name="T22" style:family="text">
      <style:text-properties officeooo:rsid="00286734"/>
    </style:style>
    <style:style style:name="T23" style:family="text">
      <style:text-properties officeooo:rsid="00291dd5"/>
    </style:style>
    <style:style style:name="T24" style:family="text">
      <style:text-properties officeooo:rsid="002d1431"/>
    </style:style>
    <style:style style:name="T25" style:family="text">
      <style:text-properties officeooo:rsid="003100d5"/>
    </style:style>
    <style:style style:name="T26" style:family="text">
      <style:text-properties officeooo:rsid="00323d47"/>
    </style:style>
    <style:style style:name="T27" style:family="text">
      <style:text-properties officeooo:rsid="003303de"/>
    </style:style>
    <style:style style:name="T28" style:family="text">
      <style:text-properties officeooo:rsid="003562d4"/>
    </style:style>
    <style:style style:name="T29" style:family="text">
      <style:text-properties officeooo:rsid="00374f5a"/>
    </style:style>
    <style:style style:name="T30" style:family="text">
      <style:text-properties officeooo:rsid="00394e38"/>
    </style:style>
    <style:style style:name="T31" style:family="text">
      <style:text-properties style:text-position="super 58%" officeooo:rsid="003303de"/>
    </style:style>
    <style:style style:name="T32" style:family="text">
      <style:text-properties officeooo:rsid="003a906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Alexei Znamensky</text:p>
      <text:p text:style-name="P4">Curriculum Vitæ / Resumé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Contact</text:p>
          </table:table-cell>
          <table:table-cell table:style-name="Table1.B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17">Mobile Phone</text:p>
          </table:table-cell>
          <table:table-cell table:style-name="Table1.B1" office:value-type="string">
            <text:p text:style-name="P38">+55 19 999 378 335</text:p>
          </table:table-cell>
        </table:table-row>
        <table:table-row table:style-name="Table1.1">
          <table:table-cell table:style-name="Table1.A1" office:value-type="string">
            <text:p text:style-name="P17">E-mail/<text:span text:style-name="T32">Google Hangout</text:span></text:p>
          </table:table-cell>
          <table:table-cell table:style-name="Table1.B1" office:value-type="string">
            <text:p text:style-name="P14"><text:a xlink:type="simple" xlink:href="mailto:russoz@gmail.com" text:style-name="Internet_20_link" text:visited-style-name="Visited_20_Internet_20_Link"><text:span text:style-name="T10">russoz@gmail.com</text:span></text:a></text:p>
          </table:table-cell>
        </table:table-row>
        <table:table-row table:style-name="Table1.1">
          <table:table-cell table:style-name="Table1.A1" office:value-type="string">
            <text:p text:style-name="P32">Facebook</text:p>
          </table:table-cell>
          <table:table-cell table:style-name="Table1.B1" office:value-type="string">
            <text:p text:style-name="P39"><text:a xlink:type="simple" xlink:href="https://www.facebook.com/alexei.znamensky" text:style-name="Internet_20_link" text:visited-style-name="Visited_20_Internet_20_Link"><text:span text:style-name="T9">https://www.facebook.com/alexei.znamensky</text:span></text:a></text:p>
          </table:table-cell>
        </table:table-row>
        <table:table-row table:style-name="Table1.5">
          <table:table-cell table:style-name="Table1.A5" office:value-type="string">
            <text:p text:style-name="P22">LinkedIn</text:p>
          </table:table-cell>
          <table:table-cell table:style-name="Table1.B5" office:value-type="string">
            <text:p text:style-name="P21"><text:a xlink:type="simple" xlink:href="http://goo.gl/PKELl" text:style-name="Internet_20_link" text:visited-style-name="Visited_20_Internet_20_Link"><text:span text:style-name="T3">http://goo.gl/PKELl</text:span></text:a></text:p>
          </table:table-cell>
        </table:table-row>
        <table:table-row table:style-name="Table1.1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6">Skills</text:p>
          </table:table-cell>
          <table:table-cell table:style-name="Table1.B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17">Management</text:p>
          </table:table-cell>
          <table:table-cell table:style-name="Table1.B1" office:value-type="string">
            <text:p text:style-name="P34">Proven capacity for leadership and team working</text:p>
            <text:p text:style-name="P35"><text:span text:style-name="T6">8</text:span>+ years of experience <text:span text:style-name="T5">in leadership positions</text:span></text:p>
            <text:p text:style-name="P35">Conflict Management/<text:span text:style-name="T27">Motivation/Inspiring</text:span></text:p>
          </table:table-cell>
        </table:table-row>
        <table:table-row table:style-name="Table1.1">
          <table:table-cell table:style-name="Table1.A1" office:value-type="string">
            <text:p text:style-name="P17">System Administration</text:p>
          </table:table-cell>
          <table:table-cell table:style-name="Table1.B1" office:value-type="string">
            <text:p text:style-name="P34">Experience installing, configuring, <text:span text:style-name="T28">programming</text:span> and managing <text:span text:style-name="T7">IBM WebSphere software</text:span></text:p>
            <text:p text:style-name="P34">Experience assessing and tuning performance</text:p>
            <text:p text:style-name="P35">Experience in Unix/Linux administration since 1995</text:p>
          </table:table-cell>
        </table:table-row>
        <table:table-row table:style-name="Table1.1">
          <table:table-cell table:style-name="Table1.A1" office:value-type="string">
            <text:p text:style-name="P18">Development</text:p>
          </table:table-cell>
          <table:table-cell table:style-name="Table1.B1" office:value-type="string">
            <text:p text:style-name="P29"><text:span text:style-name="T16">E</text:span>xperience with Java Enterprise platform <text:span text:style-name="T16">since 2000, also in Perl, Python, bash, some PHP and some groovy.</text:span></text:p>
          </table:table-cell>
        </table:table-row>
        <table:table-row table:style-name="Table1.1">
          <table:table-cell table:style-name="Table1.A1" office:value-type="string">
            <text:p text:style-name="P17">Training</text:p>
          </table:table-cell>
          <table:table-cell table:style-name="Table1.B1" office:value-type="string">
            <text:p text:style-name="P36"><text:span text:style-name="T17">E</text:span>xperience in <text:span text:style-name="T18">teaching</text:span> <text:span text:style-name="T17">technical courses since 1998</text:span></text:p>
            <text:p text:style-name="P36">Main courses taught: <text:span text:style-name="T7">IBM WAS </text:span>v4/v5/v6, Java, Linux, <text:span text:style-name="T19">Unix</text:span></text:p>
            <text:p text:style-name="P34">Development of <text:span text:style-name="T7">training</text:span> material<text:span text:style-name="T7">s</text:span></text:p>
          </table:table-cell>
        </table:table-row>
        <table:table-row table:style-name="Table1.1">
          <table:table-cell table:style-name="Table1.A1" office:value-type="string">
            <text:p text:style-name="P17">Languages</text:p>
          </table:table-cell>
          <table:table-cell table:style-name="Table1.B1" office:value-type="string">
            <text:p text:style-name="P30">Portuguese: Fluent (native)</text:p>
            <text:p text:style-name="P29">English: Fluent (reading, writing, speaking)</text:p>
            <text:p text:style-name="P34">Spanish: Intermediate (reading, <text:span text:style-name="T4">writing, </text:span>speaking)</text:p>
            <text:p text:style-name="P34">German: Beginner (reading, speaking)</text:p>
            <text:p text:style-name="P34">French: Beginner (reading)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0"/>
          </table:table-cell>
        </table:table-row>
        <table:table-row table:style-name="Table1.1">
          <table:table-cell table:style-name="Table1.A1" office:value-type="string">
            <text:p text:style-name="P6">Experience</text:p>
          </table:table-cell>
          <table:table-cell table:style-name="Table1.B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8">Movile</text:p>
            <text:p text:style-name="P25">Reliability Manager</text:p>
            <text:p text:style-name="P26">Campinas, Brazil (May/2016 - current)</text:p>
            <text:p text:style-name="P25">Buenos Aires, Argentina (Jun/2014 – <text:span text:style-name="T29">May/2016</text:span>)</text:p>
            <text:p text:style-name="P23"/>
            <text:p text:style-name="P23"/>
            <text:p text:style-name="P23"/>
            <text:p text:style-name="P23"/>
            <text:p text:style-name="P23">Production Support Manager</text:p>
            <text:p text:style-name="P9">Campinas, <text:span text:style-name="T29">Brazil</text:span> (Oct/2012 – <text:span text:style-name="T26">Jun/2014</text:span>)</text:p>
          </table:table-cell>
          <table:table-cell table:style-name="Table1.B1" office:value-type="string">
            <text:p text:style-name="P42">Responsible <text:span text:style-name="T27">for the Reliability area, providing solutions to sustain the 24x7 operation of the company, sending around 50 million SMS messages/day, and performing around 100 million billing transactions/day. Implementing alarms remediation, and improved response times for 2</text:span><text:span text:style-name="T31">nd</text:span><text:span text:style-name="T27"> level teams using better notification tools and processes.</text:span></text:p>
            <text:p text:style-name="P47"/>
            <text:p text:style-name="P48">Interaction with other areas, including Business, Development &amp; <text:span text:style-name="T25">S</text:span>upport teams in other countries, as well as clients and service providers.</text:p>
          </table:table-cell>
        </table:table-row>
        <text:soft-page-break/>
        <table:table-row table:style-name="Table1.1">
          <table:table-cell table:style-name="Table1.A1" office:value-type="string">
            <text:p text:style-name="P24">Production Support Manager</text:p>
            <text:p text:style-name="P10">Campinas, SP (Oct/2012 – <text:span text:style-name="T26">Jun/2014</text:span>)</text:p>
          </table:table-cell>
          <table:table-cell table:style-name="Table1.B1" office:value-type="string">
            <text:p text:style-name="P49">Responsible for the Movile's Support team, grew a 3-people team into a 24x7 operation. Automated many workflows, created and destroyed a number of processes for the team. Reinvented the team a couple of times, interviewed some hundreds of people.</text:p>
            <text:p text:style-name="P49"/>
            <text:p text:style-name="P50">Implemented SLA models and agile patterns like Kanban.</text:p>
            <text:p text:style-name="P50"/>
          </table:table-cell>
        </table:table-row>
        <table:table-row table:style-name="Table1.1">
          <table:table-cell table:style-name="Table1.A1" office:value-type="string">
            <text:p text:style-name="P8">IBM Brazil</text:p>
            <text:p text:style-name="P23">Senior IT Specialist</text:p>
            <text:p text:style-name="P11">São Paulo, SP (Mar/2011 – Sep/2012)</text:p>
          </table:table-cell>
          <table:table-cell table:style-name="Table1.B1" office:value-type="string">
            <text:p text:style-name="P41">Provided consulting services for a number of different clients, primarily on BPM solutions, in and around IBM Business Process Manager and its underlying WebSphere Application Server infrastructure: from installation, to configuration advice and performance analysis, to troubleshooting and problem determination.</text:p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8">Cognizant Tech Solutions</text:p>
            <text:p text:style-name="P12">Senior Support Analyst</text:p>
            <text:p text:style-name="P9">São Paulo, SP (Nov/2009 – Mar/2011)</text:p>
          </table:table-cell>
          <table:table-cell table:style-name="Table1.B1" office:value-type="string">
            <text:p text:style-name="P43"><text:span text:style-name="T23">A</text:span>llocated full-time at Avon Cosmetics Brazil.</text:p>
            <text:p text:style-name="P43"><text:span text:style-name="T23">IBM WAS A</text:span>dministrator <text:span text:style-name="T30">multi-</text:span>platforms <text:span text:style-name="T30">(except z/OS)</text:span></text:p>
            <text:p text:style-name="P51">Support for development teams onshore, near-shore &amp; off-shore. <text:span text:style-name="T30">Did some </text:span>Linux and AIX administration, <text:span text:style-name="T30">using s</text:span>erver configuration automation <text:span text:style-name="T30">(cfengine)</text:span>.</text:p>
            <text:p text:style-name="P51"/>
          </table:table-cell>
        </table:table-row>
        <table:table-row table:style-name="Table1.1">
          <table:table-cell table:style-name="Table1.A1" office:value-type="string">
            <text:p text:style-name="P8">IBM Brazil</text:p>
            <text:p text:style-name="P23">Senior IT Specialist</text:p>
            <text:p text:style-name="P11">Hortolândia, SP (Apr/2005 – Nov/2009)</text:p>
          </table:table-cell>
          <table:table-cell table:style-name="Table1.B1" office:value-type="string">
            <text:p text:style-name="P41"><text:span text:style-name="T20">H</text:span>ave worked in a handful different projects, <text:span text:style-name="T30">eventually leading the administration team in some of them, maintaining, </text:span>building and deploying J2EE applications, <text:span text:style-name="T30">providing </text:span>level 3 &amp; 4 support for <text:span text:style-name="T30">IBM off-shore projects using IBM WAS</text:span> v5.x &amp; v6.x, Portal Server v6.x, <text:span text:style-name="T30">playing along with </text:span>teams in Brazil, USA, India and Europe.</text:p>
            <text:p text:style-name="P52"/>
          </table:table-cell>
        </table:table-row>
        <table:table-row table:style-name="Table1.1">
          <table:table-cell table:style-name="Table1.A1" office:value-type="string">
            <text:p text:style-name="P8">Elosoft Informática LTDA</text:p>
            <text:p text:style-name="P23">J2EE Consultant</text:p>
            <text:p text:style-name="P11">Blumenau, SC (May/2004 – Apr/2005)</text:p>
          </table:table-cell>
          <table:table-cell table:style-name="Table1.B1" office:value-type="string">
            <text:p text:style-name="P41">Development of a J2EE application using a MDA technology enabled tool.</text:p>
            <text:p text:style-name="P41"/>
          </table:table-cell>
        </table:table-row>
        <table:table-row table:style-name="Table1.1">
          <table:table-cell table:style-name="Table1.A1" office:value-type="string">
            <text:p text:style-name="P8">Instituto Brasileiro de</text:p>
            <text:p text:style-name="P7">Tecnologia Avançada (IBTA)</text:p>
            <text:p text:style-name="P23">Training Program Manager</text:p>
            <text:p text:style-name="P11">São Paulo, SP (Dec/2001 – May/2004)</text:p>
          </table:table-cell>
          <table:table-cell table:style-name="Table1.B1" office:value-type="string">
            <text:p text:style-name="P44"><text:span text:style-name="T24">R</text:span>esponsible for Linux, Java and e-business training areas, taking care of technical, logistics and financial aspects. Assisted achieving partnerships with big players of the market, including Sun and IBM.</text:p>
            <text:p text:style-name="P44"/>
          </table:table-cell>
        </table:table-row>
        <table:table-row table:style-name="Table1.1">
          <table:table-cell table:style-name="Table1.A1" office:value-type="string">
            <text:p text:style-name="P8">Spectrum Engenharia LTDA</text:p>
            <text:p text:style-name="P11">System Analyst</text:p>
            <text:p text:style-name="P11">São Paulo, SP (Abr/2001 - Nov/2001)</text:p>
          </table:table-cell>
          <table:table-cell table:style-name="Table1.B1" office:value-type="string">
            <text:p text:style-name="P41">Open-Source systems integration</text:p>
            <text:p text:style-name="P40">Development with BEA Weblogic, produced a small persistence layer.</text:p>
            <text:p text:style-name="P40"/>
          </table:table-cell>
        </table:table-row>
        <table:table-row table:style-name="Table1.1">
          <table:table-cell table:style-name="Table1.A1" office:value-type="string">
            <text:p text:style-name="P8">SQA</text:p>
            <text:p text:style-name="P11">J2EE Programmer</text:p>
            <text:p text:style-name="P11">São Paulo, SP (Abr/2000 – Mar/2001)</text:p>
          </table:table-cell>
          <table:table-cell table:style-name="Table1.B1" office:value-type="string">
            <text:p text:style-name="P41">J2EE development using Inprise (currently Borland) platform.</text:p>
          </table:table-cell>
        </table:table-row>
        <table:table-row table:style-name="Table1.1">
          <table:table-cell table:style-name="Table1.A1" office:value-type="string">
            <text:p text:style-name="P8">Luz Engenharia Financeira</text:p>
            <text:p text:style-name="P23">Programmer</text:p>
            <text:p text:style-name="P11">São Paulo, SP (Out/1999 – Mar/2000)</text:p>
          </table:table-cell>
          <table:table-cell table:style-name="Table1.B1" office:value-type="string">
            <text:p text:style-name="P41">Development of Risk Analysis software for Financial Industry <text:span text:style-name="T30">using Delphi.</text:span></text:p>
          </table:table-cell>
        </table:table-row>
        <table:table-row table:style-name="Table1.1">
          <table:table-cell table:style-name="Table1.A1" office:value-type="string">
            <text:p text:style-name="P8">Laboratório de Sistemas</text:p>
            <text:p text:style-name="P7">Integráveis (LSI-EPUSP)</text:p>
            <text:p text:style-name="P23">System Administrator</text:p>
            <text:p text:style-name="P11">São Paulo, SP (Fev/1994 – Out/1999)</text:p>
          </table:table-cell>
          <table:table-cell table:style-name="Table1.B1" office:value-type="string">
            <text:p text:style-name="P41"><text:span text:style-name="T21">Systems, Networking &amp; Security Administrator, working with </text:span>Solaris, IRIX, Linux and AIX</text:p>
            <text:p text:style-name="P40">Unix Teacher</text:p>
            <text:p text:style-name="P40">Intern – Parallel Computing <text:span text:style-name="T22">D</text:span>evelopment</text:p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35"/>
            <text:p text:style-name="P35"/>
          </table:table-cell>
        </table:table-row>
        <text:soft-page-break/>
        <table:table-row table:style-name="Table1.1">
          <table:table-cell table:style-name="Table1.A29" office:value-type="string">
            <text:p text:style-name="P6">Communities</text:p>
          </table:table-cell>
          <table:table-cell table:style-name="Table1.A1" office:value-type="string">
            <text:p text:style-name="P34"/>
          </table:table-cell>
        </table:table-row>
        <table:table-row table:style-name="Table1.1">
          <table:table-cell table:style-name="Table1.A29" office:value-type="string">
            <text:p text:style-name="P27">São Paulo Perl Mongers</text:p>
            <text:p text:style-name="P13"><text:a xlink:type="simple" xlink:href="http://sao-paulo.pm.org/" text:style-name="Internet_20_link" text:visited-style-name="Visited_20_Internet_20_Link"><text:span text:style-name="T12">http://sao-paulo.pm.org/</text:span></text:a></text:p>
            <text:p text:style-name="P11">São Paulo, SP (<text:span text:style-name="T15">since </text:span>May/2008)</text:p>
          </table:table-cell>
          <table:table-cell table:style-name="Table1.A1" office:value-type="string">
            <text:p text:style-name="P45"><text:span text:style-name="T14">Group l</text:span>eader <text:span text:style-name="T14">(</text:span>May/2011 –<text:span text:style-name="T14"> </text:span>Feb/2013<text:span text:style-name="T14">)</text:span></text:p>
            <text:p text:style-name="P45">Active member of the mailing list</text:p>
            <text:p text:style-name="P41">Author of a number of Perl modules, at metacpan.org/author/RUSSOZ</text:p>
          </table:table-cell>
        </table:table-row>
        <table:table-row table:style-name="Table1.1">
          <table:table-cell table:style-name="Table1.A29" office:value-type="string">
            <text:p text:style-name="P8">Sociedade de Usuários Java (SouJava)</text:p>
            <text:p text:style-name="P15"><text:a xlink:type="simple" xlink:href="http://www.soujava.org.br/" text:style-name="Internet_20_link" text:visited-style-name="Visited_20_Internet_20_Link"><text:span text:style-name="Internet_20_link"><text:span text:style-name="T11">http://www.soujava.org.br/</text:span></text:span></text:a></text:p>
            <text:p text:style-name="P11">São Paulo, SP (<text:span text:style-name="T15">since </text:span>Out/1998)</text:p>
          </table:table-cell>
          <table:table-cell table:style-name="Table1.A1" office:value-type="string">
            <text:p text:style-name="P46">Organization <text:span text:style-name="T13">(Oct/1998 – Jul/2002)</text:span></text:p>
            <text:p text:style-name="P41">Administration and support on events.</text:p>
            <text:p text:style-name="P40">Administration of the group server www.soujava.org.br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6">Certifications</text:p>
          </table:table-cell>
          <table:table-cell table:style-name="Table1.B1" office:value-type="string">
            <text:p text:style-name="P35">IBM Certified System Administrator – WAS ND 6.0</text:p>
            <text:p text:style-name="P53"><text:s text:c="2"/>on November, 29th 2005</text:p>
            <text:p text:style-name="P34">Application Dev. with IBM WebSphere Studio, V5.0</text:p>
            <text:p text:style-name="P34"><text:s text:c="2"/>on March, 18th 2004</text:p>
            <text:p text:style-name="P34">Sun Certified Web Component Dev. for J2EE 1.3</text:p>
            <text:p text:style-name="P54"><text:s text:c="2"/>on March, 19th 2004</text:p>
            <text:p text:style-name="P34">Sun Certified Java Programmer for Java 1.4</text:p>
            <text:p text:style-name="P54"><text:s text:c="2"/>on July, 31st 2003</text:p>
            <text:p text:style-name="P34">Linux Professional Institute Certification Level 2</text:p>
            <text:p text:style-name="P54"><text:s text:c="2"/>on June 30th 2003 (LPI000022682, 97fgfk3m5a)</text:p>
            <text:p text:style-name="P34">Linux Professional Institute Certification Level 1</text:p>
            <text:p text:style-name="P54"><text:s text:c="2"/>on October, 23rd 2002 (LPI000022682, 4mmh2lw3lg)</text:p>
          </table:table-cell>
        </table:table-row>
        <table:table-row table:style-name="Table1.1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6">Education</text:p>
          </table:table-cell>
          <table:table-cell table:style-name="Table1.B1" office:value-type="string">
            <text:p text:style-name="P35"/>
          </table:table-cell>
        </table:table-row>
        <table:table-row table:style-name="Table1.1">
          <table:table-cell table:style-name="Table1.A1" office:value-type="string">
            <text:p text:style-name="P17">Graduated</text:p>
            <text:p text:style-name="P17">Dec 2009</text:p>
          </table:table-cell>
          <table:table-cell table:style-name="Table1.B1" office:value-type="string">
            <text:p text:style-name="P35">Gestão de Negócios na Pequena e Média Empresa</text:p>
            <text:p text:style-name="P34">(Business Management in Small and Medium Enterprises)</text:p>
            <text:p text:style-name="P34">Universidade Anhembi-Morumbi</text:p>
            <text:p text:style-name="P34">São Paulo, SP</text:p>
          </table:table-cell>
        </table:table-row>
        <table:table-row table:style-name="Table1.1">
          <table:table-cell table:style-name="Table1.A1" office:value-type="string">
            <text:p text:style-name="P17">Not completed</text:p>
          </table:table-cell>
          <table:table-cell table:style-name="Table1.B1" office:value-type="string">
            <text:p text:style-name="P30">Ciência da Computação (BsC Computer Sciences)</text:p>
            <text:p text:style-name="P34">Instituto de Matemática e Estatística da USP</text:p>
            <text:p text:style-name="P34">São Paulo, SP</text:p>
          </table:table-cell>
        </table:table-row>
        <table:table-row table:style-name="Table1.1">
          <table:table-cell table:style-name="Table1.A1" office:value-type="string">
            <text:p text:style-name="P17">High School</text:p>
            <text:p text:style-name="P17">Dec 1992</text:p>
          </table:table-cell>
          <table:table-cell table:style-name="Table1.B1" office:value-type="string">
            <text:p text:style-name="P31">Colégio Marista de Brasília, </text:p>
            <text:p text:style-name="P37">Brasília, DF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/>
    <style:font-face style:name="BAAAAA+TimesNewRomanPS-ItalicMT" svg:font-family="BAAAAA+TimesNewRomanPS-ItalicMT" style:font-family-generic="script"/>
    <style:font-face style:name="Alfios" svg:font-family="Alfios" style:font-pitch="variable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ndara" svg:font-family="Candar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pitch-asian="variable" style:font-size-asian="12pt" style:language-asian="zxx" style:country-asian="none" style:font-name-complex="DejaVu Sans1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i Znamensky</meta:initial-creator>
    <meta:creation-date>2008-11-28T20:23:56</meta:creation-date>
    <dc:date>2016-08-24T01:02:01.694098423</dc:date>
    <meta:editing-cycles>77</meta:editing-cycles>
    <meta:editing-duration>P1DT10H38M18S</meta:editing-duration>
    <meta:generator>LibreOffice/5.0.3.2$Linux_X86_64 LibreOffice_project/00m0$Build-2</meta:generator>
    <meta:document-statistic meta:table-count="1" meta:image-count="0" meta:object-count="0" meta:page-count="3" meta:paragraph-count="130" meta:word-count="748" meta:character-count="5540" meta:non-whitespace-character-count="4893"/>
    <meta:user-defined meta:name="Info 1"/>
    <meta:user-defined meta:name="Info 2"/>
    <meta:user-defined meta:name="Info 3"/>
    <meta:user-defined meta:name="Info 4"/>
  </office:meta>
</office:document-meta>
</file>